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Formatierungen.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Formatierung.xml"/>
  <manifest:file-entry manifest:media-type="text/xml" manifest:full-path="Basic/Project/NewMacros.xml"/>
  <manifest:file-entry manifest:media-type="text/xml" manifest:full-path="Basic/Project/script-lb.xml"/>
  <manifest:file-entry manifest:media-type="text/xml" manifest:full-path="Basic/Project/ThisDocum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ab-stops>
          <style:tab-stop style:position="7.752cm" style:type="center"/>
        </style:tab-stops>
      </style:paragraph-properties>
    </style:style>
    <style:style style:name="P5" style:family="paragraph" style:parent-style-name="AutorInnen">
      <style:paragraph-properties fo:text-align="justify" style:justify-single-word="false"/>
    </style:style>
    <style:style style:name="P6" style:family="paragraph" style:parent-style-name="u1_5f_16.5">
      <style:text-properties fo:font-size="16.5pt" style:font-size-asian="16.5pt" style:font-size-complex="16.5pt"/>
    </style:style>
    <style:style style:name="P7" style:family="paragraph" style:parent-style-name="WW-Fußnote">
      <style:paragraph-properties fo:text-align="start" style:justify-single-word="false"/>
    </style:style>
    <style:style style:name="P8" style:family="paragraph" style:parent-style-name="Literatur">
      <style:paragraph-properties fo:text-align="start" style:justify-single-word="false"/>
    </style:style>
    <style:style style:name="P9" style:family="paragraph" style:parent-style-name="Literatur">
      <style:paragraph-properties fo:margin-left="0cm" fo:margin-right="0cm" fo:text-indent="0cm" style:auto-text-indent="false"/>
      <style:text-properties fo:language="en" fo:country="GB"/>
    </style:style>
    <style:style style:name="P10" style:family="paragraph" style:parent-style-name="body135g165plus6">
      <style:text-properties fo:font-size="13.5pt" style:font-size-asian="13.5pt" style:font-size-complex="13.5pt"/>
    </style:style>
    <style:style style:name="P11" style:family="paragraph" style:parent-style-name="body135g16">
      <style:text-properties fo:font-size="13.5pt" style:font-size-asian="13.5pt" style:font-size-complex="13.5pt"/>
    </style:style>
    <style:style style:name="P12" style:family="paragraph" style:parent-style-name="u2_5f_15fett">
      <style:text-properties fo:font-size="15pt" style:font-size-asian="15pt" style:font-size-complex="15pt"/>
    </style:style>
    <style:style style:name="P13" style:family="paragraph" style:parent-style-name="AutorInnen" style:master-page-name="First_20_Page">
      <style:paragraph-properties style:page-number="auto"/>
    </style:style>
    <style:style style:name="T1" style:family="text">
      <style:text-properties fo:font-weight="bold" style:font-weight-asian="bold"/>
    </style:style>
    <style:style style:name="T2" style:family="text">
      <style:text-properties fo:font-size="13.5pt" style:font-size-asian="13.5pt" style:font-size-complex="13.5pt"/>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text:p>
      <text:p text:style-name="AutorInnen">anonyme Einreichung</text:p>
      <text:p text:style-name="P5"/>
      <text:p text:style-name="u1_5f_16.5">POKAL<text:line-break/>Kollaboratives Mathematik-eLearning neu erfunden</text:p>
      <text:p text:style-name="u2_5f_15fett"/>
      <text:p text:style-name="u2_5f_15fett"/>
      <text:p text:style-name="u1_5f_16.5">Zusammenfassung</text:p>
      <text:p text:style-name="body135g165plus6">POKAL<text:note text:id="ftn1" text:note-class="footnote"><text:note-citation>1</text:note-citation><text:note-body><text:p text:style-name="WW-Fußnote">POKAL steht für „Physik Online Kollaborative Arbeits- und Lernplattform“, PhysikOnline ist das bestehende eLearning-Mutterprojekt am Fachbereich Physik der Uni Frankfurt</text:p></text:note-body></text:note> ist die weltweit erste vollständig echtzeit-synchronisierte, webbasierte Arbeitsplattform für ein Computeralgebrasystem und ermöglicht das gleichzeitige Bearbeiten von Aufgaben und Rechnungen mit integriertem Chat über das Internet.</text:p>
      <text:p text:style-name="body135g165plus6">Der vorliegende Artikel enthält eine knappe Bestandsanalyse eLearning-orientierter Mathematik-Software und beschreibt die Technik und den organisatorischen Hintergrund, unter dem POKAL als studentisches Projekt am Fachbereich Physik der Uni Frankfurt entwickelt wurde.</text:p>
      <text:p text:style-name="body135g165plus6"/>
      <text:p text:style-name="body135g165plus6"/>
      <text:p text:style-name="u1_5f_16.5">1 <text:tab/>Eine Abgrenzung</text:p>
      <text:p text:style-name="body135g165plus6">An einigen Beispielen mathematik naher Software soll im Folgenden dargelegt werden, wie sich der Mehrwert von POKAL darstellt.</text:p>
      <text:p text:style-name="body135g16"/>
      <text:p text:style-name="u2_5f_15fett">1.1<text:tab/>LMS<text:span text:style-name="Footnote_20_Symbol"><text:span text:style-name="T1"><text:note text:id="ftn2" text:note-class="footnote"><text:note-citation>2</text:note-citation><text:note-body><text:p text:style-name="WW-Fußnote">Die Begriffe Lernplattform und Lernmanagementsystem (LMS) werden hier ohne Unterschied gebraucht.</text:p></text:note-body></text:note></text:span></text:span> mit Mathematik-Fokus</text:p>
      <text:p text:style-name="body135g165plus6">LON-CAPA<text:note text:id="ftn3" text:note-class="footnote"><text:note-citation>3</text:note-citation><text:note-body><text:p text:style-name="WW-Fußnote">LON-CAPA: <text:a xlink:type="simple" xlink:href="http://www.lon-capa.org/">http://www.lon-capa.org</text:a> und <text:a xlink:type="simple" xlink:href="http://www.loncapa.uni-frankfurt.de/">http://www.loncapa.uni-frankfurt.de</text:a></text:p></text:note-body></text:note> ist eine naturwissenschaftlich orientierte Lernplattform (LMS), die auf 20 Jahre Entwicklung zurückblicken kann und an vielen (deutschen) Universitäten etabliert ist. Sie zeichnet sich gegenüber „Mehrzweck-LMS“ wie OLAT<text:note text:id="ftn4" text:note-class="footnote"><text:note-citation>4</text:note-citation><text:note-body><text:p text:style-name="WW-Fußnote">OLAT : <text:a xlink:type="simple" xlink:href="http://www.olat.org/">http://www.olat.org/</text:a>, ILIAS: <text:s/><text:a xlink:type="simple" xlink:href="http://www.ilias.de/">http://www.ilias.de</text:a> </text:p></text:note-body></text:note> oder ILIAS durch eine mächtige Engine aus, die Grundlage für tolerante Auswertungen von mathematischen Ergebnissen bei Prüfungsfragen im LMS ist. Ohne eine solche Engine stehen meist nur Multiple-Choice-Methoden zur Verfügung.</text:p>
      <text:p text:style-name="body135g165plus6">Math-Bridge<text:note text:id="ftn5" text:note-class="footnote"><text:note-citation>5</text:note-citation><text:note-body><text:p text:style-name="WW-Fußnote">Math-Bridge: <text:a xlink:type="simple" xlink:href="http://www.math-bridge.org/">http://www.math-bridge.org</text:a> </text:p></text:note-body></text:note> ist ein auf europäischer Ebene finanziertes Projekt, welches über die Features von LON-CAPA hinausgeht: Neben einer moderneren Benutzer­schnitt­stelle kann das System gemäß Constraints mathematische Übungsaufgaben auto­<text:soft-page-break/>matisch erstellen und auswerten. Das bringt mathematik-orientierte Online-Tests auf eine neue Stufe.</text:p>
      <text:p text:style-name="body135g165plus6">In das Verständnis dieser beiden Lernsysteme lässt sich POKAL nicht einordnen. Bei unserem Produkt handelt es sich um eine Arbeitsplattform, die einen Kurs- oder Prüfungsaufgaben-zentrierten Ansatz bislang nicht vorsieht. Das Zentrum der Benutzeraktivitäten in POKAL ist das Notebook, welches Eingaben vom Benutzer auswertet. Wir planen eine Integration in externe LMS wie das am Fachbereich verwendete ILIAS u.a. in der Form, dass diese Notebooks als bearbeitete Übungsaufgaben eingereicht werden können.</text:p>
      <text:p text:style-name="body135g16"/>
      <text:p text:style-name="u2_5f_15fett">1.2<text:tab/>Computeralgebra-Systeme (CAS)</text:p>
      <text:p text:style-name="body135g165plus6">Wolfram Mathematica<text:note text:id="ftn6" text:note-class="footnote"><text:note-citation>6</text:note-citation><text:note-body><text:p text:style-name="WW-Fußnote">Wolfram Mathematica, Wolfram Alpha:: <text:a xlink:type="simple" xlink:href="http://wolfram.com/mathematica/">http://wolfram.com</text:a></text:p></text:note-body></text:note> ist der Weltmarktführer für Computeralgebrasysteme. Die Firma hat in den letzten Jahren mit Wolfram Alpha einen Internet-Dienst gestartet, der sich unter MINT-Studenten großer Beliebtheit erfreut. Während die kommerzielle Software viele hundert Euro kostet, kann man über die „Knowledge Engine Wolfram Alpha“ einfach und gratis mathematische Ausdrücke auswerten. Die Einarbeitung in Mathematica ist wegen einer eigenen Syntax kompliziert, doch mit „Free form linguistic input“ gibt es mittlerweile ein mächtiges Interface, in Umgangssprache formulierte Probleme zu lösen.</text:p>
      <text:p text:style-name="body135g165plus6">SAGE<text:note text:id="ftn7" text:note-class="footnote"><text:note-citation>7</text:note-citation><text:note-body><text:p text:style-name="WW-Fußnote">SAGE ist die POKAL zugrundeliegende Software, siehe Kapitel 2.1.</text:p></text:note-body></text:note> ist vom Funktionsumfang am ehesten mit Mathematica zu vergleichen, wenngleich es insbesondere in den neueren Features (Freitext-Mächtigkeit, usw.) an die kommerzielle Software nicht herankommt. SAGE ist für Benutzer attraktiver als Mathematica, da es frei verfügbar (Open-Source) ist und man keine proprietäre Syntax (SAGE ist Python-basiert) lernen muss.</text:p>
      <text:p text:style-name="body135g16"/>
      <text:p text:style-name="u2_5f_15fett">1.3<text:tab/>Kollaborative Cloud-Software</text:p>
      <text:p text:style-name="body135g165plus6">Darüber hinaus gibt es mittlerweile einige kollaborative Cloud-Werkzeuge, die gemeinsames Arbeiten an Dokumenten ermöglichen, etwa Etherpad<text:note text:id="ftn8" text:note-class="footnote"><text:note-citation>8</text:note-citation><text:note-body><text:p text:style-name="WW-Fußnote">Etherpad: <text:a xlink:type="simple" xlink:href="http://etherpad.org/">http://etherpad.org</text:a>, Google Drive: <text:a xlink:type="simple" xlink:href="https://drive.google.com/">https://drive.google.com</text:a></text:p></text:note-body></text:note> (Plaintext) oder <text:s/>Google Drive (Office-Suite mit Concurrency-Features). An dieser Stelle ist die von uns entwickelte Plattform POKAL einzuordnen, die bisher einzigartig das gemeinsame Bearbeiten von mathematischen Worksheets erlaubt.</text:p>
      <text:p text:style-name="u1_5f_16.5"/>
      <text:p text:style-name="u1_5f_16.5">2 <text:tab/>Vision von POKAL</text:p>
      <text:p text:style-name="body135g16">Der Gedankenaustausch zu naturwissenschaftlich-technischen Themen über bestehende Kommunikationskanäle im Internet gestaltet sich schwierig: Formeln muss man oft in einer schwer dechiffrierbaren Weise in Chats notieren, ein interaktiver Austausch von Grafiken und etwa die gemeinsame Bearbeitung von <text:soft-page-break/>programmierlastigen oder CAS-basierten Arbeitsblättern sind völlständig unmöglich.</text:p>
      <text:p text:style-name="body135g165plus6">Hier setzt die Grundidee von POKAL an. POKAL ist eine interaktive Plattform, die es <text:s/>verschiedenen Nutzern erlaubt, gemeinsam mathematisch orientierte Frage­stellungen zu bearbeiten. Von der analytischen Lösung eines mathematischen Problems (basierend auf dem CAS SAGE) über die gemeinsame Entwicklung numerischer Lösungsstrategien (basierend auf der Programmierschnittstelle PYTHON) bis zum druckreifen Dokument (basierend auf LaTeX<text:note text:id="ftn9" text:note-class="footnote"><text:note-citation>9</text:note-citation><text:note-body><text:p text:style-name="WW-Fußnote">LaTeX ist das verbreiteste Textsatzsystem, u.a. für Formelsatz: <text:a xlink:type="simple" xlink:href="http://www.latex-project.org/">http://www.latex-project.org</text:a><text:tab/></text:p></text:note-body></text:note>) bietet POKAL die Grundfunktion eines mathematisch-naturwissenschaftlich orientierten Chat Room.</text:p>
      <text:p text:style-name="body135g16"/>
      <text:p text:style-name="u2_5f_15fett">2.1<text:tab/>SAGE</text:p>
      <text:p text:style-name="body135g165plus6">SAGE<text:note text:id="ftn10" text:note-class="footnote"><text:note-citation>10</text:note-citation><text:note-body><text:p text:style-name="WW-Fußnote">SAGE, the free open-source mathematics software system licensed under the GPL: <text:a xlink:type="simple" xlink:href="http://www.sagemath.org/">http://www.sagemath.org</text:a> </text:p></text:note-body></text:note> steht für „System for Algebra and Geometry Experimentation“ und ist ein freies Computeralgebrasystem, <text:span text:style-name="T2"><text:s/>das leitend von Mathematik-Professor William A. Stein (University of Washington) entwickelt wird. Es vereint die Stärken vieler hochspezialisierter Computeralgebrasysteme und numerischer Bibliotheken durch eine einheitliche Python-Schnittstelle. Dank der Einfachheit von Python und dem webbasierten Sage-Notebook ist diese Schnittstelle besonders geeignet für den Einstieg, ist aber auch mächtig genug für komplexe Programme.</text:span></text:p>
      <text:p text:style-name="body135g165plus6">Das Web-Notebook von SAGE war zu Beginn lediglich eine konfortablere Benutzerschnittstelle als Alternative zum Terminal. Eine ähnliche Entwicklung ist bei einigen Open-Source-Programmen zu beobachten; Web-GUIs als Alternative zu traditionellen Benutzerschnittstellen sind in den letzten Jahren dank deutlich verbesserten Möglichkeiten der interaktiven Programmierung von Webseiten der Trend. Die damit einhergehende Netzwerzwischenschicht lädt zur Implementierung von Concurrency-Features ein. Das SAGE-Notebook besaß eine solche Concurrency Anfang 2012 in rudimentärer Weise, war jedoch optisch wenig ansprechend.</text:p>
      <text:p text:style-name="body135g16"/>
      <text:p text:style-name="u2_5f_15fett">2.2<text:tab/>Das POKAL-Projekt</text:p>
      <text:p text:style-name="P10">Das POKAL-Projekt sah die Implementierung eines modernen Designs und moderner Echtzeit-Kollaborationsfunktionen vor, sowie langfristig eine Integration in bestehende LMS-Systeme (vornehmlich das am Fachbereich Physik der Goethe-Universität genutzte ILIAS). Ein besonderes Augenmerk des studentischen Projektes lag in der Motivation von Kommilitonen, einen CAS-basierten Chat-Room zur Verfügung zu haben, um physikalische Prozesse besser zu verstehen.</text:p>
      <text:p text:style-name="body135g16"><text:soft-page-break/><text:span text:style-name="T2">POKAL wurde durch den Studentischen eLearning-Förderfonds 2011/12 der Universität Frankfurt (Studiumdigitale) finanziert</text:span><text:span text:style-name="T2"><text:note text:id="ftn11" text:note-class="footnote"><text:note-citation>11</text:note-citation><text:note-body><text:p text:style-name="WW-Fußnote">SeLF 2011/12: <text:a xlink:type="simple" xlink:href="http://www.studiumdigitale.uni-frankfurt.de/elf/self11">http://www.studiumdigitale.uni-frankfurt.de/elf/self11</text:a></text:p></text:note-body></text:note></text:span><text:span text:style-name="T2">. Programmiert wurde POKAL durch studentische Hilfskräfte sowie einer externen Entwicklerschmiede. Die Entwicklung lief in Open-Source-Tradition offen ab, Bugtracker</text:span><text:span text:style-name="T2"><text:note text:id="ftn12" text:note-class="footnote"><text:note-citation>12</text:note-citation><text:note-body><text:p text:style-name="P7">JIRA-Bugtracker: <text:a xlink:type="simple" xlink:href="https://physikpokal.atlassian.net/">https://physikpokal.atlassian.net</text:a>, Sourcecode: <text:a xlink:type="simple" xlink:href="https://github.com/svenk/sagenb">https://github.com/svenk/sagenb</text:a>.</text:p></text:note-body></text:note></text:span><text:span text:style-name="T2"> und Sourcecode sind einsehbar.</text:span></text:p>
      <text:p text:style-name="P11"/>
      <text:p text:style-name="P6">3<text:tab/>Typische Anwendungsszenarien von POKAL</text:p>
      <text:p text:style-name="body135g165plus6"><text:span text:style-name="T2">Im Folgenden sind Praxisbeispiele als Gedankenkonstrukte formuliert. Zum gegenwärtigen Stand (April 2013) ist die Plattform erst seit einem Monat in einer Public Beta online</text:span><text:span text:style-name="T2"><text:note text:id="ftn13" text:note-class="footnote"><text:note-citation>13</text:note-citation><text:note-body><text:p text:style-name="WW-Fußnote">POKAL ist erreichbar unter <text:a xlink:type="simple" xlink:href="https://pokal.uni-frankfurt.de/">https://pokal.uni-frankfurt.de</text:a></text:p></text:note-body></text:note></text:span><text:span text:style-name="T2">, sodass noch keine nennenswerte Praxiserfahrung gesammelt werden konnte.</text:span></text:p>
      <text:p text:style-name="P10"/>
      <text:p text:style-name="P12">3.2<text:tab/>Individualarbeit von Studenten und Forschern</text:p>
      <text:p text:style-name="body135g16"><text:span text:style-name="T2">POKAL ist ideal für die Gruppenarbeit geeignet: Dank umfangreicher Dokumentation von SAGE</text:span><text:span text:style-name="T2"><text:note text:id="ftn14" text:note-class="footnote"><text:note-citation>14</text:note-citation><text:note-body><text:p text:style-name="WW-Fußnote">Manuals, Tutorials, API Documentation, Reference Manual: <text:a xlink:type="simple" xlink:href="http://www.sagemath.org/doc">http://www.sagemath.org/doc</text:a></text:p></text:note-body></text:note></text:span><text:span text:style-name="T2"> ist es mit etwas Vorwissen von Python einfach möglich, nach kurzer Zeit die typischen Arbeitsschritte zu vollziehen. Kollaborationsfeatures und Chat sind selbsterklärend, wohingegen wir von unserer Seite Tutorial-Worksheets planen (Stand April 2013), die exemplarisch Rechnungen, wie sie im Physik- oder Informatikstudium immer wieder auftauchen, vorführen.</text:span></text:p>
      <text:p text:style-name="P10">Für Forschungsgruppen gilt obige Aussage ebenso. POKAL sollte hier gut zum Austausch von kleineren Rechnungen geeignet sein. Dank Python als Programmiersprache ist ein nahtloser Übergang zu lokalen oder Cluster-fähigen Skripten möglich.</text:p>
      <text:p text:style-name="P10"/>
      <text:p text:style-name="P12">3.3<text:tab/>Einsatz in Lehre</text:p>
      <text:p text:style-name="body135g16">Dozenten können CAS-basierte Aufgabenstellungen in die Lehre integrieren, etwa im Übungsbetrieb, wobei von den Studenten bearbeitete Worksheets eingereicht werden – klassisch per E-Mail oder durch eine angestrebte Integration von POKAL in ein LMS. Die Verwendung von POKAL hat dabei natürlich den Vorteil, dass Teamarbeit verbessert wird. Nebenbei (oder explizit) können dabei Paarprogrammierungs-Modelle geübt werden (Distributed Pair Programming, z.B. Extreme Programming).</text:p>
      <text:p text:style-name="P10">POKAL eigent sich auch für den Einsatz im Praktikum. Es steht genügend Rechenkapzität zur Verfügung, dass auch große Arbeitsgruppen gleichzeitig arbeiten könnten.</text:p>
      <text:p text:style-name="P12"><text:soft-page-break/>3.4<text:tab/>MOOCs</text:p>
      <text:p text:style-name="body135g16"><text:span text:style-name="T2">Das andere Extrem sind Massive Open Online Courses, welches das Öffnen der Plattform über Universitätsgrenzen hin bedeutet. </text:span><text:span text:style-name="T2">Hier sind viele Varianten denkbar, etwa, dass Teilnehmer eigene Materialien in Form von Worksheets erstellen, oder untereinander in Kontakt treten.</text:span></text:p>
      <text:p text:style-name="P10"/>
      <text:p text:style-name="u1_5f_16.5">4 <text:tab/>Technik von POKAL</text:p>
      <text:p text:style-name="P10">POKAL ist ein Kind moderner Webentwicklungen, die unter dem Stichwort HTML5 beworben werden. Der Browser wird dabei zunehmend zur Applikationsplattform, per CSS3 für verschiedene Endgeräte (Smartphone, Tablet, Computer) mit geräteabhängigem Design und mit modernem Javascript eng serverseitig verzahnt programmiert. Eine wesentliche Rolle kommt dabei Websockets zu, die erst 2011 standarisierte Schnittstelle für bidirektionalen Datenaustausch zwischen Browser und Webserver. Erst durch Websockets sind Real-Time-Anwendungen möglich. Das beim gerne als Vorgänger genannten Ajax-Standard bekannte Polling-Problem entfällt.</text:p>
      <text:p text:style-name="body135g165plus6">Das Sage-Notebook ist in Python programmiert und verwendet bislang vor allem Mikrobibliotheken wie Flask, Jinja, Werkzeug, ferner Twisted. Es hat einen sehr modernen Technik-Unterbau, etwa SASS zur CSS-Generierung sowie Twitter Bootstrap für eine responsive Benutzeroberfläche. Unser Sage-Notebook baut auf einem Redesign 2012 auf, welches ebenso wie unsere Socket.IO-basierte Implementierung in den Upstream-Branch von Sage noch nicht reintegriert wurde. Mittelfristig ist es uns gelegen, den Kontakt zu den Upstream-Entwicklern zu suchen, um eine gemeinsame Softwareversion anzubieten.</text:p>
      <text:p text:style-name="P10">Das Sage-Notebook kann (derzeit per SSH) netzwerktransparent verschiedene Sage-Kernel („Worker-Threads“) ansprechen. Mit Hilfe des Instituts für theoretische Physik sowie des Center for Scientific Computing der Goethe-Universität, Frankfurt, bauen wir einen kleinen Cluster von derzeit sechs Servern auf (6-Kern Opterons, jeweils ca 32GB RAM), um eine große Anzahl von Benutzern (über 100) gleichzeitig bedienen zu können.</text:p>
      <text:p text:style-name="P10"/>
      <text:p text:style-name="P11"/>
      <text:p text:style-name="u1_5f_16.5">Literatur</text:p>
      <text:p text:style-name="Literatur"/>
      <text:p text:style-name="P8">Publikationen zu SAGE:<text:line-break/><text:a xlink:type="simple" xlink:href="http://www.sagemath.org/library-publications.html">http://www.sagemath.org/library-publications.html</text:a></text:p>
      <text:p text:style-name="P8">Vorträge, Blog-Einträge, Videos, Screenshots und Hintergrundinformationen zu <text:s text:c="4"/>POKAL: <text:a xlink:type="simple" xlink:href="https://elearning.physik.uni-frankfurt.de/projekt/wiki/POKAL">https://elearning.physik.uni-frankfurt.de/projekt/wiki/POKAL</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21cm" style:writing-mode="lr-tb"/>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3.5pt" fo:language="de" fo:country="DE" style:font-name-asian="Times New Roman" style:font-size-asian="13.5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next-style-name="Textkörper-Erstzeileneinzug" style:class="text">
      <style:paragraph-properties fo:line-height="0.564cm" fo:text-align="justify" style:justify-single-word="false"/>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Heading_20_2" style:default-outline-level="1" style:class="text">
      <style:paragraph-properties fo:margin="100%" fo:margin-left="1.3cm" fo:margin-right="0cm" fo:margin-top="0cm" fo:margin-bottom="0cm" fo:orphans="0" fo:widows="0" fo:hyphenation-ladder-count="no-limit" fo:text-indent="-1.3cm" style:auto-text-indent="false" fo:break-before="page"/>
      <style:text-properties fo:font-size="18pt" style:font-size-asian="18pt" fo:hyphenate="false" fo:hyphenation-remain-char-count="2" fo:hyphenation-push-char-count="2"/>
    </style:style>
    <style:style style:name="Heading_20_2" style:display-name="Heading 2" style:family="paragraph" style:parent-style-name="Standard" style:next-style-name="Textkörper_20_Abstand" style:default-outline-level="2" style:class="text">
      <style:paragraph-properties fo:margin="100%" fo:margin-left="1.3cm" fo:margin-right="0cm" fo:margin-top="0.847cm" fo:margin-bottom="0cm" fo:line-height="0.67cm" fo:keep-together="always" fo:hyphenation-ladder-count="no-limit" fo:text-indent="-1.3cm" style:auto-text-indent="false" fo:keep-with-next="always"/>
      <style:text-properties fo:color="#000000" fo:font-size="16pt" style:font-size-asian="16pt" fo:hyphenate="false" fo:hyphenation-remain-char-count="2" fo:hyphenation-push-char-count="2"/>
    </style:style>
    <style:style style:name="Heading_20_3" style:display-name="Heading 3" style:family="paragraph" style:parent-style-name="Standard" style:next-style-name="Textkörper_20_Abstand" style:default-outline-level="3" style:class="text">
      <style:paragraph-properties fo:margin="100%" fo:margin-left="1.3cm" fo:margin-right="0cm" fo:margin-top="0.564cm" fo:margin-bottom="0cm" fo:line-height="0.564cm" fo:text-indent="-1.3cm" style:auto-text-indent="false" fo:keep-with-next="always"/>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class="text">
      <style:paragraph-properties fo:keep-with-next="always"/>
      <style:text-properties fo:color="#ffffff" fo:font-size="8pt" fo:font-style="italic" fo:font-weight="bold" style:font-size-asian="8pt" style:font-style-asian="italic" style:font-weight-asian="bold"/>
    </style:style>
    <style:style style:name="Heading_20_7" style:display-name="Heading 7" style:family="paragraph" style:parent-style-name="Standard" style:next-style-name="Standard" style:default-outline-level="7" style:class="text">
      <style:paragraph-properties fo:line-height="0.564cm" fo:text-align="justify" style:justify-single-word="false" fo:keep-with-next="always"/>
      <style:text-properties fo:color="#ffffff" fo:font-size="10pt" fo:font-style="italic" fo:font-weight="bold" style:font-size-asian="10pt" style:font-style-asian="italic"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color="#ffffff" fo:font-size="10pt" fo:font-style="italic" fo:font-weight="bold" style:font-size-asian="10pt" style:font-style-asian="italic" style:font-weight-asian="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color="#ffffff" fo:font-size="11pt" fo:font-style="italic" fo:font-weight="bold" style:font-size-asian="11pt" style:font-style-asian="italic" style:font-weight-asian="bold"/>
    </style:style>
    <style:style style:name="Textkörper_20_Abstand" style:display-name="Textkörper Abstand" style:family="paragraph" style:parent-style-name="Text_20_body" style:next-style-name="Textkörper-Erstzeileneinzug">
      <style:paragraph-properties fo:margin-top="0.564cm" fo:margin-bottom="0cm"/>
    </style:style>
    <style:style style:name="Textkörper-Erstzeileneinzug" style:family="paragraph" style:parent-style-name="Text_20_body">
      <style:paragraph-properties fo:margin="100%" fo:margin-left="0cm" fo:margin-right="0cm" fo:margin-top="0cm" fo:margin-bottom="0cm" fo:text-indent="0.501cm" style:auto-text-indent="false"/>
    </style:style>
    <style:style style:name="Footer" style:family="paragraph" style:parent-style-name="Standard" style:class="extra">
      <style:paragraph-properties>
        <style:tab-stops>
          <style:tab-stop style:position="7.752cm" style:type="center"/>
          <style:tab-stop style:position="15.503cm" style:type="right"/>
        </style:tab-stops>
      </style:paragraph-properties>
    </style:style>
    <style:style style:name="Footnote" style:family="paragraph" style:parent-style-name="Standard" style:class="extra">
      <style:paragraph-properties fo:margin="100%" fo:margin-left="0.9cm" fo:margin-right="0cm" fo:margin-top="0cm" fo:margin-bottom="0cm" fo:text-align="justify" style:justify-single-word="false" fo:text-indent="-0.9cm" style:auto-text-indent="false"/>
      <style:text-properties fo:font-size="12pt" style:font-size-asian="12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18cm solid #000000">
        <style:tab-stops>
          <style:tab-stop style:position="7.751cm" style:type="center"/>
          <style:tab-stop style:position="15.503cm" style:type="right"/>
        </style:tab-stops>
      </style:paragraph-properties>
      <style:text-properties fo:font-size="12pt" fo:font-style="italic" style:font-size-asian="12pt" style:font-style-asian="italic" style:font-size-complex="12pt"/>
    </style:style>
    <style:style style:name="Fußnotentext_20_Erstzeileneinzug" style:display-name="Fußnotentext Erstzeileneinzug" style:family="paragraph" style:parent-style-name="Footnote">
      <style:paragraph-properties fo:margin="100%" fo:margin-left="0.9cm" fo:margin-right="0cm" fo:margin-top="0cm" fo:margin-bottom="0cm" fo:text-indent="0cm" style:auto-text-indent="false"/>
    </style:style>
    <style:style style:name="Table" style:family="paragraph" style:parent-style-name="Standard" style:class="extra">
      <style:text-properties fo:color="#000000" style:font-name="Arial" fo:font-size="11pt" style:font-size-asian="11pt" style:font-name-complex="Arial"/>
    </style:style>
    <style:style style:name="Signature" style:family="paragraph" style:parent-style-name="Standard" style:class="text">
      <style:paragraph-properties fo:margin="100%" fo:margin-left="2cm" fo:margin-right="0cm" fo:margin-top="0cm" fo:margin-bottom="0cm" fo:text-indent="-2cm" style:auto-text-indent="false"/>
    </style:style>
    <style:style style:name="Contents_20_1" style:display-name="Contents 1" style:family="paragraph" style:parent-style-name="Standard" style:next-style-name="Standard" style:class="index">
      <style:paragraph-properties fo:margin="100%" fo:margin-left="1.401cm" fo:margin-right="0cm" fo:margin-top="0.212cm" fo:margin-bottom="0cm" fo:text-indent="-1.401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Contents_20_1" style:next-style-name="Standard" style:class="index">
      <style:paragraph-properties fo:margin-top="0cm" fo:margin-bottom="0cm"/>
    </style:style>
    <style:style style:name="Contents_20_3" style:display-name="Contents 3" style:family="paragraph" style:parent-style-name="Contents_20_1" style:next-style-name="Standard" style:class="index">
      <style:paragraph-properties fo:margin-top="0cm" fo:margin-bottom="0cm"/>
    </style:style>
    <style:style style:name="Index_20_1" style:display-name="Index 1" style:family="paragraph" style:parent-style-name="Standard" style:next-style-name="Standard" style:class="index">
      <style:paragraph-properties fo:margin="100%" fo:margin-left="0.49cm" fo:margin-right="0cm" fo:margin-top="0cm" fo:margin-bottom="0cm" fo:text-align="justify" style:justify-single-word="false" fo:text-indent="-0.49cm" style:auto-text-indent="false">
        <style:tab-stops>
          <style:tab-stop style:position="7.251cm" style:type="right" style:leader-style="dotted" style:leader-text="."/>
        </style:tab-stops>
      </style:paragraph-properties>
      <style:text-properties fo:font-size="12.5pt" fo:language="zxx" fo:country="none" style:font-size-asian="12.5pt" style:language-asian="zxx" style:country-asian="none"/>
    </style:style>
    <style:style style:name="Index_20_2" style:display-name="Index 2" style:family="paragraph" style:parent-style-name="Standard" style:next-style-name="Standard" style:class="index">
      <style:paragraph-properties fo:margin="100%" fo:margin-left="0.988cm" fo:margin-right="0cm" fo:margin-top="0cm" fo:margin-bottom="0cm" fo:text-indent="-0.494cm" style:auto-text-indent="false"/>
      <style:text-properties fo:font-size="10pt" style:font-size-asian="10pt"/>
    </style:style>
    <style:style style:name="Index_20_3" style:display-name="Index 3" style:family="paragraph" style:parent-style-name="Standard" style:next-style-name="Standard" style:class="index">
      <style:paragraph-properties fo:margin="100%" fo:margin-left="1.482cm" fo:margin-right="0cm" fo:margin-top="0cm" fo:margin-bottom="0cm" fo:text-indent="-0.494cm" style:auto-text-indent="false"/>
      <style:text-properties fo:font-size="10pt" style:font-size-asian="10pt"/>
    </style:style>
    <style:style style:name="Index_20_4" style:display-name="Index 4" style:family="paragraph" style:parent-style-name="Standard" style:next-style-name="Standard">
      <style:paragraph-properties fo:margin="100%" fo:margin-left="1.976cm" fo:margin-right="0cm" fo:margin-top="0cm" fo:margin-bottom="0cm" fo:text-indent="-0.494cm" style:auto-text-indent="false"/>
      <style:text-properties fo:font-size="10pt" style:font-size-asian="10pt"/>
    </style:style>
    <style:style style:name="Literaturverzeichnis" style:family="paragraph" style:parent-style-name="Standard">
      <style:paragraph-properties fo:margin="100%" fo:margin-left="0.7cm" fo:margin-right="0cm" fo:margin-top="0cm" fo:margin-bottom="0cm" fo:text-align="justify" style:justify-single-word="false" fo:text-indent="-0.7cm" style:auto-text-indent="false"/>
      <style:text-properties fo:font-size="12.5pt" style:font-size-asian="12.5pt"/>
    </style:style>
    <style:style style:name="Textkörper_20_2" style:display-name="Textkörper 2" style:family="paragraph" style:parent-style-name="Standard">
      <style:text-properties fo:font-size="9pt" style:font-size-asian="9pt"/>
    </style:style>
    <style:style style:name="Textkörper_20_3" style:display-name="Textkörper 3" style:family="paragraph" style:parent-style-name="Standard">
      <style:text-properties fo:font-size="10pt" style:font-size-asian="10pt"/>
    </style:style>
    <style:style style:name="body_5f_punkt" style:display-name="body_punkt" style:family="paragraph" style:list-style-name="WW8Num2">
      <style:paragraph-properties fo:margin="100%" fo:margin-left="0cm" fo:margin-right="0cm" fo:margin-top="0cm" fo:margin-bottom="0cm" fo:line-height="0.582cm" fo:text-align="justify" style:justify-single-word="false" fo:orphans="2" fo:widows="2" fo:text-indent="-0.501cm" style:auto-text-indent="false"/>
      <style:text-properties style:use-window-font-color="true" style:font-name="Times New Roman" fo:font-size="13.5pt" fo:language="de" fo:country="DE" style:font-name-asian="Times New Roman" style:font-size-asian="13.5pt" style:font-name-complex="Times New Roman" style:font-size-complex="10pt" style:language-complex="ar" style:country-complex="SA"/>
    </style:style>
    <style:style style:name="AutorInnen" style:family="paragraph" style:parent-style-name="Standard">
      <style:text-properties fo:font-size="14pt" fo:font-style="italic" style:font-size-asian="14pt" style:font-style-asian="italic"/>
    </style:style>
    <style:style style:name="body135g16" style:family="paragraph">
      <style:paragraph-properties fo:line-height="0.582cm" fo:text-align="justify" style:justify-single-word="false" fo:orphans="2" fo:widows="2"/>
      <style:text-properties style:use-window-font-color="true" style:font-name="Times New Roman" fo:font-size="13.5pt" fo:language="de" fo:country="DE" style:font-name-asian="Times New Roman" style:font-size-asian="13.5pt" style:font-name-complex="Times New Roman" style:font-size-complex="10pt" style:language-complex="ar" style:country-complex="SA"/>
    </style:style>
    <style:style style:name="body135g165plus6" style:family="paragraph" style:parent-style-name="body135g16">
      <style:paragraph-properties fo:margin-top="0.212cm" fo:margin-bottom="0cm" fo:line-height="0.582cm"/>
      <style:text-properties fo:font-size="13.5pt" style:font-size-asian="13.5pt"/>
    </style:style>
    <style:style style:name="Bildunterschrift" style:family="paragraph" style:parent-style-name="Standard">
      <style:paragraph-properties fo:margin="100%" fo:margin-left="1.752cm" fo:margin-right="0cm" fo:margin-top="0cm" fo:margin-bottom="0cm" fo:text-indent="-1.752cm" style:auto-text-indent="false">
        <style:tab-stops>
          <style:tab-stop style:position="1.752cm"/>
        </style:tab-stops>
      </style:paragraph-properties>
      <style:text-properties fo:font-size="13pt" fo:language="en" fo:country="GB" style:font-size-asian="13pt"/>
    </style:style>
    <style:style style:name="Literatur" style:family="paragraph" style:parent-style-name="Standard">
      <style:paragraph-properties fo:margin="100%" fo:margin-left="0.6cm" fo:margin-right="0cm" fo:margin-top="0cm" fo:margin-bottom="0cm" fo:text-align="justify" style:justify-single-word="false" fo:text-indent="-0.6cm" style:auto-text-indent="false"/>
      <style:text-properties fo:font-size="13pt" style:font-size-asian="13pt"/>
    </style:style>
    <style:style style:name="WW-Fußnote" style:family="paragraph" style:parent-style-name="Standard">
      <style:paragraph-properties fo:margin="100%" fo:margin-left="0.7cm" fo:margin-right="0cm" fo:margin-top="0cm" fo:margin-bottom="0cm" fo:line-height="0.459cm" fo:text-align="justify" style:justify-single-word="false" fo:text-indent="-0.7cm" style:auto-text-indent="false"/>
      <style:text-properties fo:font-size="11pt" style:font-size-asian="11pt"/>
    </style:style>
    <style:style style:name="Quotations" style:family="paragraph" style:parent-style-name="body135g16" style:class="html">
      <style:paragraph-properties fo:margin="100%" fo:margin-left="0.75cm" fo:margin-right="0cm" fo:margin-top="0.212cm" fo:margin-bottom="0cm" fo:text-indent="0cm" style:auto-text-indent="false"/>
      <style:text-properties fo:language="en" fo:country="GB"/>
    </style:style>
    <style:style style:name="u2_5f_15fett" style:display-name="u2_15fett" style:family="paragraph" style:parent-style-name="Standard">
      <style:paragraph-properties fo:margin="100%" fo:margin-left="1cm" fo:margin-right="0cm" fo:margin-top="0cm" fo:margin-bottom="0cm" fo:text-indent="-1cm" style:auto-text-indent="false" fo:keep-with-next="always"/>
      <style:text-properties fo:font-size="15pt" fo:language="zxx" fo:country="none" fo:font-weight="bold" style:font-size-asian="15pt" style:language-asian="zxx" style:country-asian="none" style:font-weight-asian="bold"/>
    </style:style>
    <style:style style:name="Blocktext" style:family="paragraph" style:parent-style-name="Standard">
      <style:paragraph-properties fo:margin="100%" fo:margin-left="2.54cm" fo:margin-right="2.54cm" fo:margin-top="0cm" fo:margin-bottom="0.212cm" fo:text-indent="0cm" style:auto-text-indent="false"/>
    </style:style>
    <style:style style:name="u1_5f_16.5" style:display-name="u1_16.5" style:family="paragraph" style:parent-style-name="Standard">
      <style:paragraph-properties fo:margin="100%" fo:margin-left="1cm" fo:margin-right="0cm" fo:margin-top="0cm" fo:margin-bottom="0cm" fo:text-indent="-1cm" style:auto-text-indent="false">
        <style:tab-stops>
          <style:tab-stop style:position="1cm"/>
        </style:tab-stops>
      </style:paragraph-properties>
      <style:text-properties fo:font-size="16.5pt" fo:font-weight="bold" style:font-size-asian="16.5pt" style:font-weight-asian="bold" style:font-size-complex="16.5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Times New Roman" style:font-name-asian="Times New Roman" style:font-name-complex="Times New Roman"/>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Absatz-Standardschriftart" style:family="text"/>
    <style:style style:name="Page_20_Number" style:display-name="Page Number" style:family="text" style:parent-style-name="Absatz-Standardschriftart">
      <style:text-properties fo:font-size="13.5pt" style:font-size-asian="13.5pt"/>
    </style:style>
    <style:style style:name="Footnote_20_Symbol" style:display-name="Footnote Symbol" style:family="text" style:parent-style-name="Absatz-Standardschriftart">
      <style:text-properties style:text-position="super 58%"/>
    </style:style>
    <style:style style:name="Strong_20_Emphasis" style:display-name="Strong Emphasis" style:family="text" style:parent-style-name="Absatz-Standardschriftart">
      <style:text-properties fo:font-weight="bold" style:font-weight-asian="bold"/>
    </style:style>
    <style:style style:name="section1" style:family="text" style:parent-style-name="Absatz-Standardschriftart">
      <style:text-properties fo:color="#000000" style:font-name="Verdana" fo:font-size="10pt" fo:font-weight="bold" style:font-size-asian="10pt" style:font-weight-asian="bold" style:font-name-complex="Verdana"/>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499cm" fo:text-indent="-0.499cm" fo:margin-left="0.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2.741cm" fo:text-indent="-0.635cm" fo:margin-left="2.741cm"/>
        </style:list-level-properties>
        <style:text-properties style:font-name="Times New Roman"/>
      </text:list-level-style-bullet>
      <text:list-level-style-bullet text:level="3" text:style-name="WW8Num2z2" text:bullet-char="">
        <style:list-level-properties text:list-level-position-and-space-mode="label-alignment">
          <style:list-level-label-alignment text:label-followed-by="listtab" text:list-tab-stop-position="4.011cm" fo:text-indent="-0.635cm" fo:margin-left="4.01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281cm" fo:text-indent="-0.635cm" fo:margin-left="5.281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551cm" fo:text-indent="-0.635cm" fo:margin-left="6.551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821cm" fo:text-indent="-0.635cm" fo:margin-left="7.821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9.091cm" fo:text-indent="-0.635cm" fo:margin-left="9.091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361cm" fo:text-indent="-0.635cm" fo:margin-left="10.361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631cm" fo:text-indent="-0.635cm" fo:margin-left="11.6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ab-stops>
          <style:tab-stop style:position="7.752cm" style:type="center"/>
        </style:tab-stops>
      </style:paragraph-properties>
    </style:style>
    <style:style style:name="MT1" style:family="text"/>
    <style:page-layout style:name="Mpm1">
      <style:page-layout-properties fo:page-width="21.001cm" fo:page-height="29.7cm" style:num-format="1" style:print-orientation="portrait" fo:margin-top="1.7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7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701cm" fo:margin-bottom="1.199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7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302cm" fo:margin-left="0cm" fo:margin-right="0cm" fo:margin-top="1.203cm" style:dynamic-spacing="true"/>
      </style:footer-style>
    </style:page-layout>
  </office:automatic-styles>
  <office:master-styles>
    <style:master-page style:name="Standard" style:page-layout-name="Mpm1">
      <style:header>
        <text:p text:style-name="MP1">POKAL zur GMW2013</text:p>
      </style:header>
      <style:header-left>
        <text:p text:style-name="MP2">POKAL – kollaboratives Mathe-eLearning neu erfunden </text:p>
      </style:header-left>
      <style:footer>
        <text:p text:style-name="MP3"><text:span text:style-name="Page_20_Number"><text:page-number text:select-page="current">5</text:page-number></text:span></text:p>
      </style:footer>
      <style:footer-left>
        <text:p text:style-name="Footer"><text:span text:style-name="Page_20_Number"><text:page-number text:select-page="current">4</text:page-number></text:span></text:p>
      </style:footer-left>
    </style:master-page>
    <style:master-page style:name="First_20_Page" style:display-name="First Page" style:page-layout-name="Mpm2" style:next-style-name="Standard">
      <style:header>
        <text:p text:style-name="Header"/>
      </style:header>
      <style:footer>
        <text:p text:style-name="MP4"><text:span text:style-name="Page_20_Number"><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KAL Einreichung zur GMW2013</dc:title>
    <meta:initial-creator>Waxmann Verlag</meta:initial-creator>
    <meta:creation-date>2013-02-02T20:37:00</meta:creation-date>
    <dc:creator>Sven Köppel</dc:creator>
    <dc:date>2013-06-22T14:05:01.91</dc:date>
    <meta:print-date>2013-04-20T17:19:15.28</meta:print-date>
    <meta:editing-cycles>29</meta:editing-cycles>
    <meta:editing-duration>P2171DT12H52M49S</meta:editing-duration>
    <meta:generator>OpenOffice.org/3.4.1$Win32 OpenOffice.org_project/341m1$Build-9593</meta:generator>
    <dc:subject>POKAL - Kollaboratives Mathematik-eLearning neu erfunden</dc:subject>
    <meta:printed-by>Sven Köppel</meta:printed-by>
    <meta:document-statistic meta:table-count="0" meta:image-count="0" meta:object-count="0" meta:page-count="5" meta:paragraph-count="62" meta:word-count="1377" meta:character-count="11364"/>
    <meta:user-defined meta:name="Info 1"/>
    <meta:user-defined meta:name="Info 2"/>
    <meta:user-defined meta:name="Info 3"/>
    <meta:user-defined meta:name="Info 4"/>
  </office:meta>
</office:document-meta>
</file>

<file path=Basic/Project/Formatierung.xml><?xml version="1.0" encoding="utf-8"?>
<!DOCTYPE module  PUBLIC '-//OpenOffice.org//DTD OfficeDocument 1.0//EN'  'module.dtd'>
<script:module xmlns:script="http://openoffice.org/2000/script" script:name="Formatierung" script:language="StarBasic" script:moduleType="normal">Rem Attribute VBA_ModuleType=VBAModule
Option VBASupport 1
Sub Autorinnen()
'
' Autorinnen Makro
' Makro aufgezeichnet am 05.12.02 von Waxmann Verlag GmbH
'
    Selection.Style = ActiveDocument.Styles("AutorInnen")
End Sub
Sub Literatur()
'
' Autorinnen Makro
' Makro aufgezeichnet am 05.12.02 von Waxmann Verlag GmbH
'
    Selection.Style = ActiveDocument.Styles("Literatur")
End Sub
Sub Textkörper_Abstand()
'
' Textkörper_Abstand Makro
' Makro aufgezeichnet am 05.12.02 von Waxmann Verlag GmbH
'
    Selection.Style = ActiveDocument.Styles("body135g165plus6")
End Sub
Sub Textkörper_ohne_Abstand()
'
' Textkörper_Einzug Makro
' Makro aufgezeichnet am 05.12.02 von Waxmann Verlag GmbH
'
    Selection.Style = ActiveDocument.Styles("body135g16")
End Sub
Sub Überschrift_1()
'
' Überschrift_1 Makro
' Makro aufgezeichnet am 05.12.02 von Waxmann Verlag GmbH
'
    Selection.Style = ActiveDocument.Styles("u1_16.5")
End Sub
Sub Überschrift_2()
'
' Überschrift_2 Makro
' Makro aufgezeichnet am 05.12.02 von Waxmann Verlag GmbH
'
    Selection.Style = ActiveDocument.Styles("u2_15fett")
End Sub
Sub Zitat()
'
' Autorinnen Makro
' Makro aufgezeichnet am 05.12.02 von Waxmann Verlag GmbH
'
    Selection.Style = ActiveDocument.Styles("Zitat")
End Sub
Sub Bldunterschrift()
'
' Autorinnen Makro
' Makro aufgezeichnet am 05.12.02 von Waxmann Verlag GmbH
'
    Selection.Style = ActiveDocument.Styles("Bildunterschrift")
End Sub
Sub Punktliste()
'
' Autorinnen Makro
' Makro aufgezeichnet am 05.12.02 von Waxmann Verlag GmbH
'
    Selection.Style = ActiveDocument.Styles("body_punkt")
End Sub

</script:module>
</file>

<file path=Basic/Project/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Formatierung"/>
  <library:element library:name="New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